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officeooo:paragraph-rsid="001e0fe6"/>
    </style:style>
    <style:style style:name="P16" style:family="paragraph" style:parent-style-name="Standard">
      <style:text-properties officeooo:paragraph-rsid="0022d4e8"/>
    </style:style>
    <style:style style:name="P17" style:family="paragraph" style:parent-style-name="Standard">
      <style:text-properties officeooo:paragraph-rsid="00248564"/>
    </style:style>
    <style:style style:name="P18" style:family="paragraph" style:parent-style-name="Standard">
      <style:text-properties officeooo:rsid="00248564" officeooo:paragraph-rsid="00248564"/>
    </style:style>
    <style:style style:name="P19" style:family="paragraph" style:parent-style-name="Standard">
      <style:text-properties officeooo:rsid="00248564" officeooo:paragraph-rsid="001c785a"/>
    </style:style>
    <style:style style:name="P20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1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2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3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4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25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27" style:family="paragraph" style:parent-style-name="Standard">
      <style:text-properties officeooo:rsid="0024cbc7" officeooo:paragraph-rsid="0024cbc7"/>
    </style:style>
    <style:style style:name="P28" style:family="paragraph" style:parent-style-name="Standard">
      <style:text-properties officeooo:paragraph-rsid="0024cbc7"/>
    </style:style>
    <style:style style:name="P29" style:family="paragraph" style:parent-style-name="Standard">
      <style:text-properties officeooo:rsid="0024fa77" officeooo:paragraph-rsid="0024fa77"/>
    </style:style>
    <style:style style:name="P30" style:family="paragraph" style:parent-style-name="Standard">
      <style:text-properties officeooo:paragraph-rsid="0024fa77"/>
    </style:style>
    <style:style style:name="P31" style:family="paragraph" style:parent-style-name="Standard">
      <style:text-properties officeooo:paragraph-rsid="0025ed8b"/>
    </style:style>
    <style:style style:name="P32" style:family="paragraph" style:parent-style-name="Standard">
      <style:text-properties officeooo:rsid="0025ed8b" officeooo:paragraph-rsid="0025ed8b"/>
    </style:style>
    <style:style style:name="P33" style:family="paragraph" style:parent-style-name="Standard">
      <style:text-properties officeooo:rsid="0025ed8b" officeooo:paragraph-rsid="0027bd11"/>
    </style:style>
    <style:style style:name="P34" style:family="paragraph" style:parent-style-name="Standard">
      <style:text-properties officeooo:rsid="0025ed8b" officeooo:paragraph-rsid="0029a4c4"/>
    </style:style>
    <style:style style:name="P35" style:family="paragraph" style:parent-style-name="Standard">
      <style:text-properties officeooo:rsid="0025ed8b" officeooo:paragraph-rsid="002a4946"/>
    </style:style>
    <style:style style:name="P36" style:family="paragraph" style:parent-style-name="Standard">
      <style:text-properties officeooo:paragraph-rsid="0027bd11"/>
    </style:style>
    <style:style style:name="P37" style:family="paragraph" style:parent-style-name="Standard">
      <style:text-properties officeooo:rsid="0027bd11" officeooo:paragraph-rsid="0027bd11"/>
    </style:style>
    <style:style style:name="P38" style:family="paragraph" style:parent-style-name="Standard">
      <style:text-properties officeooo:rsid="0029a4c4" officeooo:paragraph-rsid="0029a4c4"/>
    </style:style>
    <style:style style:name="P39" style:family="paragraph" style:parent-style-name="Standard">
      <style:text-properties officeooo:paragraph-rsid="002a4946"/>
    </style:style>
    <style:style style:name="P40" style:family="paragraph" style:parent-style-name="Standard">
      <style:text-properties officeooo:rsid="002a4946" officeooo:paragraph-rsid="002a4946"/>
    </style:style>
    <style:style style:name="P41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c785a"/>
    </style:style>
    <style:style style:name="P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48564" officeooo:paragraph-rsid="00248564" style:font-style-asian="italic" style:font-style-complex="italic"/>
    </style:style>
    <style:style style:name="P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8564"/>
    </style:style>
    <style:style style:name="P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cbc7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fa77"/>
    </style:style>
    <style:style style:name="P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5ed8b"/>
    </style:style>
    <style:style style:name="P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7bd11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9a4c4"/>
    </style:style>
    <style:style style:name="P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a4946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2d4e8"/>
    </style:style>
    <style:style style:name="T6" style:family="text">
      <style:text-properties officeooo:rsid="00239e69"/>
    </style:style>
    <style:style style:name="T7" style:family="text">
      <style:text-properties officeooo:rsid="0024856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4fa77"/>
    </style:style>
    <style:style style:name="T10" style:family="text">
      <style:text-properties officeooo:rsid="0025ed8b"/>
    </style:style>
    <style:style style:name="T11" style:family="text">
      <style:text-properties fo:font-style="italic" officeooo:rsid="00248564" style:font-style-asian="italic" style:font-style-complex="italic"/>
    </style:style>
    <style:style style:name="T12" style:family="text">
      <style:text-properties officeooo:rsid="0027bd11"/>
    </style:style>
    <style:style style:name="T13" style:family="text">
      <style:text-properties officeooo:rsid="0029a4c4"/>
    </style:style>
    <style:style style:name="T14" style:family="text">
      <style:text-properties officeooo:rsid="002a49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опрос №1.</text:span></text:p>
      <text:p text:style-name="P4"><text:span text:style-name="T1">С</text:span>кажи себе что ты молодец что ты за это взялся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3">…</text:p>
      <text:p text:style-name="P43"/>
      <text:p text:style-name="P43"/>
      <text:p text:style-name="P43"/>
      <text:p text:style-name="P17"/>
      <text:p text:style-name="P1"><text:span text:style-name="T1">Вопрос №2.</text:span></text:p>
      <text:p text:style-name="P4"><text:span text:style-name="T1">Шагом какого конвеера </text:span>оно является. </text:p>
      <text:p text:style-name="P4"><text:span text:style-name="T1">Где начало и конец этого конвеера.</text:span></text:p>
      <text:p text:style-name="P4"><text:span text:style-name="T1">На какой примерно позиции оно этого конвеера находится этот шаг.</text:span>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4"><text:span text:style-name="T1">- какие концепты из неё выходят</text:span>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"/>
      <text:p text:style-name="P42">…</text:p>
      <text:p text:style-name="P42"/>
      <text:p text:style-name="P42"/>
      <text:p text:style-name="P42"/>
      <text:p text:style-name="P18"/>
      <text:p text:style-name="P2"/>
      <text:p text:style-name="P2"><text:span text:style-name="T2">Вопрос №3.</text:span></text:p>
      <text:p text:style-name="P3"><text:span text:style-name="T2">О</text:span>бщие черты чего оно модифицирует?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19"/>
      <text:p text:style-name="P42">…</text:p>
      <text:p text:style-name="P42"/>
      <text:p text:style-name="P42"/>
      <text:p text:style-name="P42"/>
      <text:p text:style-name="P2"/>
      <text:p text:style-name="P2"><text:span text:style-name="T2">Вопрос №4.</text:span>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8"/>
      <text:p text:style-name="P18"/>
      <text:p text:style-name="P15"><text:span text:style-name="T3">Вопрос №5.</text:span></text:p>
      <text:p text:style-name="P5">Что бы ты сделал в рамках этой вещи такого, что если б появилась возможность сделать снова – ты сделал бы то же самое?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"/>
      <text:p text:style-name="P15"><text:span text:style-name="T3">Вопрос №6.</text:span></text:p>
      <text:p text:style-name="P5">Что я колдую? </text:p>
      <text:p text:style-name="P5"><text:span text:style-name="T3">Что притягивается в мою жизнь, когда я имею эту проблему?</text:span></text:p>
      <text:p text:style-name="P1">Моя гипотеза, <text:span text:style-name="T3">которая может показать, </text:span>почему этот вопрос важен.</text:p>
      <text:p text:style-name="P20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5"/>
      <text:p text:style-name="P15"><text:span text:style-name="T3">Вопрос №7.</text:span>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"/>
      <text:p text:style-name="P15"><text:span text:style-name="T3">Вопрос №8.</text:span></text:p>
      <text:p text:style-name="P6">Выскажись своему "видению" (этой проблемы). </text:p>
      <text:p text:style-name="P6"><text:span text:style-name="T4">Т.е. представь диалог. </text:span></text:p>
      <text:p text:style-name="P6"><text:span text:style-name="T4">Есть ты (от первого лица).</text:span></text:p>
      <text:p text:style-name="P6"><text:span text:style-name="T4">Есть эта проблема (как личность, сидящая лицом к тебе).</text:span></text:p>
      <text:p text:style-name="P6"><text:span text:style-name="T4">И скажи ей:</text:span>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"/>
      <text:p text:style-name="P16"><text:span text:style-name="T5">Вопрос №9.</text:span></text:p>
      <text:p text:style-name="P7">Представь <text:span text:style-name="T6">что ты видишь себя со стороны. </text:span></text:p>
      <text:p text:style-name="P7"><text:span text:style-name="T6">В окружении таких же людей как ты (с такой же проблемой и такими же методами её решения).</text:span></text:p>
      <text:p text:style-name="P8"><text:span text:style-name="T5">Но представь что ты – единственный кто считает что эти “принятые” решения нерабочие / нечестные / несправедливые / недостойные и т.п. </text:span></text:p>
      <text:p text:style-name="P8"><text:span text:style-name="T5">И что ты единственный среди них кто верит что решить её можно только когда все вокруг неё обьеденятся.</text:span></text:p>
      <text:p text:style-name="P9">Что ты видишь?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3">…</text:p>
      <text:p text:style-name="P43"/>
      <text:p text:style-name="P43"/>
      <text:p text:style-name="P43"/>
      <text:p text:style-name="P20"/>
      <text:p text:style-name="P1"/>
      <text:p text:style-name="P17"><text:span text:style-name="T7">Вопрос №10. </text:span></text:p>
      <text:p text:style-name="P8"><text:span text:style-name="T7">Что НА САМОМ ДЕЛЕ произошло?</text:span></text:p>
      <text:p text:style-name="P8">- <text:span text:style-name="T7">события</text:span></text:p>
      <text:p text:style-name="P8">- <text:span text:style-name="T7">причины</text:span></text:p>
      <text:p text:style-name="P8">- <text:span text:style-name="T7">следствия</text:span></text:p>
      <text:p text:style-name="P8">- роль <text:span text:style-name="T7">этого события между этими причинами и этими следствиями?</text:span></text:p>
      <text:p text:style-name="P17"><text:span text:style-name="T7">(</text:span>по сути <text:span text:style-name="T7">это поисковой ресёрч – сбор фактов, причин, следствий и связей).</text:span></text:p>
      <text:p text:style-name="P17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7"/>
      <text:p text:style-name="P17"><text:span text:style-name="T7">Вопрос №11.</text:span>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7">Если “р</text:span>еш<text:span text:style-name="T7">у </text:span>задачу = <text:span text:style-name="T7">пятёрка [подарок, </text:span>социальное признание<text:span text:style-name="T7">]</text:span>, не реш<text:span text:style-name="T7">у</text:span> = ремень [нарушение моей целостности]".</text:p>
      <text:p text:style-name="P10">И наоборот.</text:p>
      <text:p text:style-name="P8"><text:span text:style-name="T7">Если “решу задачу = ремень, не решу = пятёрка (подарок, статус и т.п.).”</text:span></text:p>
      <text:p text:style-name="P18">Один вариант может казаться более знакомым чем другой.</text:p>
      <text:p text:style-name="P17">Любая шкала почти всегда навязана (1% где-то природного происхождения).</text:p>
      <text:p text:style-name="P17"><text:span text:style-name="T7">И</text:span> она воюет <text:span text:style-name="T7">ремнями и статусами </text:span>за право жизни <text:span text:style-name="T7">в сердцах людей.</text:span></text:p>
      <text:p text:style-name="P17">Не имея этого "конструкта шкалы" ты перестанешь отходить от задачи чтоб доказать кому-то её важность.</text:p>
      <text:p text:style-name="P1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"/>
      <text:p text:style-name="P18"/>
      <text:p text:style-name="P18">Вопрос №12.</text:p>
      <text:p text:style-name="P8"><text:span text:style-name="T7">Сделай “сборку” этого вопроса.</text:span></text:p>
      <text:p text:style-name="P8"><text:span text:style-name="T7">П</text:span>рочувствуй <text:span text:style-name="T7">внутренние процессы</text:span>:</text:p>
      <text:p text:style-name="P8">- это<text:span text:style-name="T7">го</text:span> событи<text:span text:style-name="T7">я</text:span></text:p>
      <text:p text:style-name="P8">- вс<text:span text:style-name="T7">его </text:span>что с ним связано</text:p>
      <text:p text:style-name="P8">- <text:span text:style-name="T7">тебя</text:span></text:p>
      <text:p text:style-name="P8">- <text:span text:style-name="T7">того что тебя с ним </text:span>обьединяет</text:p>
      <text:p text:style-name="P8">- <text:span text:style-name="T7">всех прохожих проходящих мимо этого события</text:span></text:p>
      <text:p text:style-name="P8">- информационного поля</text:p>
      <text:p text:style-name="P17"><text:span text:style-name="T8">- всех остальных во вселенной</text:span></text:p>
      <text:p text:style-name="P17">  * чтоб дать мозгам понять что ты решил что-то в этом плане навсегда изменить. </text:p>
      <text:p text:style-name="P17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7">н</text:span>астоящего момента).</text:p>
      <text:p text:style-name="P20"/>
      <text:p text:style-name="P2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0">Все существенные (полезные) мысли выделить жирным (т.е. те, которые не хотелось бы чтоб пропали).</text:p>
      <text:p text:style-name="P20"/>
      <text:p text:style-name="P44">…</text:p>
      <text:p text:style-name="P44"/>
      <text:p text:style-name="P44"/>
      <text:p text:style-name="P44"/>
      <text:p text:style-name="P17"/>
      <text:p text:style-name="P27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1">Все существенные (полезные) мысли выделить жирным (т.е. те, которые не хотелось бы чтоб пропали).</text:p>
      <text:p text:style-name="P21"/>
      <text:p text:style-name="P45">…</text:p>
      <text:p text:style-name="P45"/>
      <text:p text:style-name="P45"/>
      <text:p text:style-name="P45"/>
      <text:p text:style-name="P28"/>
      <text:p text:style-name="P1"/>
      <text:p text:style-name="P27">Вопрос №14.</text:p>
      <text:p text:style-name="P4">Чем (какими своими частями) этот пункт решает повторяющиеся проблемы?</text:p>
      <text:p text:style-name="P1"/>
      <text:p text:style-name="P2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1">Все существенные (полезные) мысли выделить жирным (т.е. те, которые не хотелось бы чтоб пропали).</text:p>
      <text:p text:style-name="P21"/>
      <text:p text:style-name="P45">…</text:p>
      <text:p text:style-name="P45"/>
      <text:p text:style-name="P45"/>
      <text:p text:style-name="P45"/>
      <text:p text:style-name="P28"/>
      <text:p text:style-name="P1"/>
      <text:p text:style-name="P27">Вопрос №15.</text:p>
      <text:p text:style-name="P4">Почему (по каким причинам этот пункт решает повторяющиеся проблемы?</text:p>
      <text:p text:style-name="P1"/>
      <text:p text:style-name="P2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1">Все существенные (полезные) мысли выделить жирным (т.е. те, которые не хотелось бы чтоб пропали).</text:p>
      <text:p text:style-name="P21"/>
      <text:p text:style-name="P45">…</text:p>
      <text:p text:style-name="P45"/>
      <text:p text:style-name="P45"/>
      <text:p text:style-name="P45"/>
      <text:p text:style-name="P28"/>
      <text:p text:style-name="P29">Вопрос №16.</text:p>
      <text:p text:style-name="P4">Можно ли (и стоит ли) решить повторяющуюся проблему, котор<text:span text:style-name="T9">ую</text:span> оно решает, <text:span text:style-name="T9">так </text:span>чтоб это повторение создавало меньше заморочек для меня?</text:p>
      <text:p text:style-name="P29">Скорей всего нет, ещё рано что-то менять, но посмотреть стоит.</text:p>
      <text:p text:style-name="P22"/>
      <text:p text:style-name="P22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2">Все существенные (полезные) мысли выделить жирным (т.е. те, которые не хотелось бы чтоб пропали).</text:p>
      <text:p text:style-name="P22"/>
      <text:p text:style-name="P46">…</text:p>
      <text:p text:style-name="P46"/>
      <text:p text:style-name="P46"/>
      <text:p text:style-name="P46"/>
      <text:p text:style-name="P30"/>
      <text:p text:style-name="P29">Вопрос №17.</text:p>
      <text:p text:style-name="P4">Какой перманентный вред нанесённый мне оно решает?</text:p>
      <text:p text:style-name="P22"/>
      <text:p text:style-name="P22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2">Все существенные (полезные) мысли выделить жирным (т.е. те, которые не хотелось бы чтоб пропали).</text:p>
      <text:p text:style-name="P22"/>
      <text:p text:style-name="P46"/>
      <text:p text:style-name="P46"/>
      <text:p text:style-name="P46"/>
      <text:p text:style-name="P46">…</text:p>
      <text:p text:style-name="P30"/>
      <text:p text:style-name="P31"><text:span text:style-name="T10">Вопрос №18.</text:span></text:p>
      <text:p text:style-name="P11">Какие у него есть методы решения этого перманентного вреда нанесённого мне?</text:p>
      <text:p text:style-name="P23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1"/>
      <text:p text:style-name="P32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10">сам?</text:span></text:p>
      <text:p text:style-name="P11">(а.к.а. Распутать гадюшник, <text:span text:style-name="T10">взять на себя роль делающую этот пункт ценным</text:span>).</text:p>
      <text:p text:style-name="P1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1"/>
      <text:p text:style-name="P32"/>
      <text:p text:style-name="P32">Вопрос №20.</text:p>
      <text:p text:style-name="P31"><text:span text:style-name="T8">Решения каких повторяющихся проблем и нанесённых кому-то перманентных вредов этой вещи избыточно? (в мире) </text:span></text:p>
      <text:p text:style-name="P31">Т.е. <text:span text:style-name="T10">какие вещи ему н</text:span>астолько просто <text:span text:style-name="T10">решать</text:span>, что ему решать их "одним больше одним, меньше - пофиг - никаких существенных дополнительных энергозатрат <text:span text:style-name="T10">при росте нагрузки</text:span>".</text:p>
      <text:p text:style-name="P1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1"/>
      <text:p text:style-name="P1"/>
      <text:p text:style-name="P32">Вопрос №21.</text:p>
      <text:p text:style-name="P4">Как это повторение делает меня лучше?</text:p>
      <text:p text:style-name="P31"><text:span text:style-name="T11"/></text:p>
      <text:p text:style-name="P31"><text:span text:style-name="T11">Открытый ответ (какие мысли, образы, внутренние диалоги, ощущения, эмоции, предчувствия, проекции и т.п. возникают - всё писать сюда).</text:span>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2"/>
      <text:p text:style-name="P32"/>
      <text:p text:style-name="P32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10">тогдашний </text:span>(того возраста) говоришь об этом понятии себе сегодняшнему. Слово в слово. </text:p>
      <text:p text:style-name="P31">Тоже <text:span text:style-name="T10">глубокая </text:span>терапия. Чтоб не тыкать себе палки в колёса дальше на этом пути</text:p>
      <text:p text:style-name="P1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1"/>
      <text:p text:style-name="P1"/>
      <text:p text:style-name="P32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10">его </text:span>(предмет <text:span text:style-name="T10">вопроса</text:span>)</text:p>
      <text:p text:style-name="P4">- его существовани<text:span text:style-name="T10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10">(</text:span>это защита от тех кто мне будет упрекать что <text:s/>я чего-то “не заслужил”, <text:span text:style-name="T10">и</text:span>ли <text:span text:style-name="T10">что я “</text:span>что-то не так сделал и заслужил проблему”. Упырей короче которые пытаются меня добить <text:span text:style-name="T10">воспользовавшись этой проблемой).</text:span></text:p>
      <text:p text:style-name="P1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1"/>
      <text:p text:style-name="P1"/>
      <text:p text:style-name="P31"><text:span text:style-name="T10">Вопрос №24.</text:span></text:p>
      <text:p text:style-name="P11"><text:span text:style-name="T10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10">альтернатива</text:span></text:p>
      <text:p text:style-name="P11">- всё что мне приходит когда у меня есть <text:span text:style-name="T10">альтернатива</text:span></text:p>
      <text:p text:style-name="P11">- все методы делать себе хорошо которые мне доступны когда у меня <text:span text:style-name="T10">альтернатива</text:span></text:p>
      <text:p text:style-name="P11">- всё что не мешает и не сопротивляется созданию, поддержанию и защите <text:span text:style-name="T10">альтернативы</text:span></text:p>
      <text:p text:style-name="P11">- всех ради кого <text:span text:style-name="T10">альтернатива этой вещи </text:span>создаётся поддерживается и защищается</text:p>
      <text:p text:style-name="P11">- всё ради чего <text:span text:style-name="T10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2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2"/>
      <text:p text:style-name="P32"/>
      <text:p text:style-name="P32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1"><text:span text:style-name="T10">С этой проблемой.</text:span></text:p>
      <text:p text:style-name="P11">Кого бы в тебе увидели те жители той планеты, для которой вы все - пришельцы?</text:p>
      <text:p text:style-name="P1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2"/>
      <text:p text:style-name="P32">Вопрос №26.</text:p>
      <text:p text:style-name="P4"><text:span text:style-name="T10">Представь, как р</text:span>асцветают (я и все остальные) от любых моих мыслей или действий.</text:p>
      <text:p text:style-name="P1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2"/>
      <text:p text:style-name="P32"/>
      <text:p text:style-name="P32">Вопрос №27.</text:p>
      <text:p text:style-name="P11"><text:span text:style-name="T10">Увидь</text:span>, что оно <text:span text:style-name="T10">(этот предмет разговора)</text:span>, и каждая его часть - это <text:span text:style-name="T10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3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3">Все существенные (полезные) мысли выделить жирным (т.е. те, которые не хотелось бы чтоб пропали).</text:p>
      <text:p text:style-name="P23"/>
      <text:p text:style-name="P47"/>
      <text:p text:style-name="P47"/>
      <text:p text:style-name="P47"/>
      <text:p text:style-name="P47">…</text:p>
      <text:p text:style-name="P32"/>
      <text:p text:style-name="P1"/>
      <text:p text:style-name="P36"><text:span text:style-name="T12">Вопрос №28.</text:span></text:p>
      <text:p text:style-name="P13"><text:span text:style-name="T12">Увидь, </text:span>что оно и каждая его часть видит в <text:span text:style-name="T12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1"/>
      <text:p text:style-name="P37">Вопрос №29.</text:p>
      <text:p text:style-name="P4"><text:span text:style-name="T12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span>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1"/>
      <text:p text:style-name="P37">Вопрос №30.</text:p>
      <text:p text:style-name="P4"><text:span text:style-name="T12">П</text:span>осмотри на это с принципа что свобода это не иметь всё что хочешь а не хотеть.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1"/>
      <text:p text:style-name="P36"><text:span text:style-name="T12">Вопрос №31.</text:span></text:p>
      <text:p text:style-name="P13">Что сделать чтоб оно увидело во мне и всех моих частях себя?</text:p>
      <text:p text:style-name="P24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1"/>
      <text:p text:style-name="P37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37"/>
      <text:p text:style-name="P37">Вопрос №33.</text:p>
      <text:p text:style-name="P4"><text:span text:style-name="T12">Если есть какой-то холст, на котором нарисованы мир, ты, люди и т.п. - какое Н</text:span>амеренье по поводу этого вопроса протека<text:span text:style-name="T12">ет у всех этих предметов (ты, люди, мир и т.п.) и между ними на этом </text:span>холсте?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1"/>
      <text:p text:style-name="P37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1"/>
      <text:p text:style-name="P37">Вопрос №35.</text:p>
      <text:p text:style-name="P13">Что другие люди колдуют <text:span text:style-name="T13">(притягивают в твою жизнь) </text:span>связанного с этой вещью?</text:p>
      <text:p text:style-name="P36"/>
      <text:p text:style-name="P24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4">Все существенные (полезные) мысли выделить жирным (т.е. те, которые не хотелось бы чтоб пропали).</text:p>
      <text:p text:style-name="P24"/>
      <text:p text:style-name="P48"/>
      <text:p text:style-name="P48"/>
      <text:p text:style-name="P48"/>
      <text:p text:style-name="P48">…</text:p>
      <text:p text:style-name="P33"/>
      <text:p text:style-name="P1"/>
      <text:p text:style-name="P38">Вопрос №36.</text:p>
      <text:p text:style-name="P4">Что другие люди <text:span text:style-name="T14">делают </text:span>связано<text:span text:style-name="T14">го с этой задачей, с целью их самоудовлетворения</text:span>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49"/>
      <text:p text:style-name="P49"/>
      <text:p text:style-name="P49"/>
      <text:p text:style-name="P49">…</text:p>
      <text:p text:style-name="P34"/>
      <text:p text:style-name="P1"/>
      <text:p text:style-name="P39"><text:span text:style-name="T14">Вопрос №37.</text:span></text:p>
      <text:p text:style-name="P14">Что ЭТА ПРОБЛЕМА решает?</text:p>
      <text:p text:style-name="P40">(сам по себе)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50"/>
      <text:p text:style-name="P50"/>
      <text:p text:style-name="P50"/>
      <text:p text:style-name="P50">…</text:p>
      <text:p text:style-name="P35"/>
      <text:p text:style-name="P40"/>
      <text:p text:style-name="P40">Вопрос №38.</text:p>
      <text:p text:style-name="P4">Когда <text:span text:style-name="T14">впервые в истории вселенной </text:span>ЭТА ПРОБЛЕМА впервые попыталась решить то что она решает <text:span text:style-name="T14">(вещь к которой ты пришёл в вопросе №37)</text:span>? </text:p>
      <text:p text:style-name="P4"><text:span text:style-name="T14">Представь, что Эта Проблема (тогдашняя, первая в истории) </text:span>говорит <text:span text:style-name="T14">Этой Сегодняшней Проблеме (которую мы сейчас решаем), что она существует для решения ответа из вопроса №37.</text:span></text:p>
      <text:p text:style-name="P26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50"/>
      <text:p text:style-name="P50"/>
      <text:p text:style-name="P50"/>
      <text:p text:style-name="P50">…</text:p>
      <text:p text:style-name="P35"/>
      <text:p text:style-name="P39"><text:span text:style-name="T14">Вопрос №39.</text:span></text:p>
      <text:p text:style-name="P14">Что ЭТА ПРОБЛЕМА колдует?</text:p>
      <text:p text:style-name="P41">Что она сама по себе притягивает в жизнь каждому кто её имеет?</text:p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50"/>
      <text:p text:style-name="P50"/>
      <text:p text:style-name="P50"/>
      <text:p text:style-name="P50">…</text:p>
      <text:p text:style-name="P35"/>
      <text:p text:style-name="P1"/>
      <text:p text:style-name="P40">Вопрос №40.</text:p>
      <text:p text:style-name="P4">Как сделать так чтоб этот <text:span text:style-name="T14">вопрос</text:span>: </text:p>
      <text:p text:style-name="P4">- Решал всемирные проблемы?</text:p>
      <text:p text:style-name="P4">- Мотивировал инфраструктуры находить <text:span text:style-name="T14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4">рост и ускорение решения всемирных пробле</text:span>?</text:p>
      <text:p text:style-name="P1">(<text:span text:style-name="T14">я это решаю уже прикладным, но всё таки - </text:span>так навскидку)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50"/>
      <text:p text:style-name="P50"/>
      <text:p text:style-name="P50"/>
      <text:p text:style-name="P50">…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1:46:30.309490266</meta:creation-date>
    <dc:date>2020-06-12T13:54:27.345629239</dc:date>
    <meta:editing-duration>PT1H36M5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308" meta:word-count="3033" meta:character-count="19522" meta:non-whitespace-character-count="16768"/>
  </office:meta>
</office:document-meta>
</file>